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line-height="100%" style:writing-mode="lr-tb"/>
    </style:style>
    <style:style style:name="P5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6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8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8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DS</text:span><text:span text:style-name="T3_12"><text:s/>&amp;<text:s/></text:span><text:span text:style-name="T3_13">Algo</text:span><text:span text:style-name="T3_14">)</text:span></text:p>
      <text:p text:style-name="P4"/>
      <text:p text:style-name="P5"><text:span text:style-name="T5_1">Quiz</text:span><text:span text:style-name="T5_2"><text:s/>4:<text:s/></text:span><text:span text:style-name="T5_3">Insertion</text:span><text:span text:style-name="T5_4"><text:s/></text:span><text:span text:style-name="T5_5">Sort</text:span><text:span text:style-name="T5_6">,<text:s/></text:span><text:span text:style-name="T5_7">Sort</text:span><text:span text:style-name="T5_8"><text:s/></text:span><text:span text:style-name="T5_9">Analysi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The</text:span><text:span text:style-name="T14_2"><text:s/></text:span><text:span text:style-name="T14_3">Bubble</text:span><text:span text:style-name="T14_4"><text:s/></text:span><text:span text:style-name="T14_5">Sort</text:span><text:span text:style-name="T14_6"><text:s/></text:span><text:span text:style-name="T14_7">algorithm</text:span><text:span text:style-name="T14_8"><text:s/></text:span><text:span text:style-name="T14_9">is</text:span><text:span text:style-name="T14_10"><text:s/></text:span><text:span text:style-name="T14_11">applied</text:span><text:span text:style-name="T14_12"><text:s/></text:span><text:span text:style-name="T14_13">to</text:span><text:span text:style-name="T14_14"><text:s/></text:span><text:span text:style-name="T14_15">the</text:span><text:span text:style-name="T14_16"><text:s/></text:span><text:span text:style-name="T14_17">array</text:span><text:span text:style-name="T14_18"><text:s/></text:span><text:span text:style-name="T14_19">of</text:span><text:span text:style-name="T14_20"><text:s/></text:span><text:span text:style-name="T14_21">size</text:span><text:span text:style-name="T14_22"><text:s/>1000<text:s/></text:span><text:span text:style-name="T14_23">below</text:span></text:p>
            <text:p text:style-name="P15"/>
            <text:p text:style-name="P16"><text:span text:style-name="T16_1">Each</text:span><text:span text:style-name="T16_2"><text:s/></text:span><text:span text:style-name="T16_3">comparison</text:span><text:span text:style-name="T16_4"><text:s/></text:span><text:span text:style-name="T16_5">operation</text:span><text:span text:style-name="T16_6"><text:s/></text:span><text:span text:style-name="T16_7">takes</text:span><text:span text:style-name="T16_8"><text:s/>1<text:s/></text:span><text:span text:style-name="T16_9">millisecond</text:span></text:p>
            <text:p text:style-name="P17"/>
            <text:p text:style-name="P18"><text:span text:style-name="T18_1">Approximately</text:span><text:span text:style-name="T18_2"><text:s/></text:span><text:span text:style-name="T18_3">how</text:span><text:span text:style-name="T18_4"><text:s/></text:span><text:span text:style-name="T18_5">many</text:span><text:span text:style-name="T18_6"><text:s/></text:span><text:span text:style-name="T18_7">seconds</text:span><text:span text:style-name="T18_8"><text:s/></text:span><text:span text:style-name="T18_9">will</text:span><text:span text:style-name="T18_10"><text:s/></text:span><text:span text:style-name="T18_11">it</text:span><text:span text:style-name="T18_12"><text:s/></text:span><text:span text:style-name="T18_13">take</text:span><text:span text:style-name="T18_14"><text:s/></text:span><text:span text:style-name="T18_15">for</text:span><text:span text:style-name="T18_16"><text:s/></text:span><text:span text:style-name="T18_17">the</text:span><text:span text:style-name="T18_18"><text:s/></text:span><text:span text:style-name="T18_19">algorithm</text:span><text:span text:style-name="T18_20"><text:s/></text:span><text:span text:style-name="T18_21">to</text:span><text:span text:style-name="T18_22"><text:s/></text:span><text:span text:style-name="T18_23">complete</text:span><text:span text:style-name="T18_24"><text:s/></text:span><text:span text:style-name="T18_25">sorting</text:span></text:p>
            <text:p text:style-name="P19"/>
            <text:list text:style-name="LS2" xml:id="list3">
              <text:list-item>
                <text:p text:style-name="P20"><text:span text:style-name="T20_1">1,000</text:span></text:p>
              </text:list-item>
              <text:list-item>
                <text:p text:style-name="P21"><text:span text:style-name="T21_1">10,000</text:span></text:p>
              </text:list-item>
              <text:list-item>
                <text:p text:style-name="P22"><text:span text:style-name="T22_1">100,000</text:span></text:p>
              </text:list-item>
              <text:list-item>
                <text:p text:style-name="P23"><text:span text:style-name="T23_1">1,000,000</text:span></text:p>
              </text:list-item>
            </text:list>
            <text:p text:style-name="P24"/>
            <text:p text:style-name="P25"><text:span text:style-name="T25_1">Type</text:span><text:span text:style-name="T25_2"><text:s/></text:span><text:span text:style-name="T25_3">in</text:span><text:span text:style-name="T25_4"><text:s/>1<text:s/></text:span><text:span text:style-name="T25_5">if</text:span><text:span text:style-name="T25_6"><text:s/></text:span><text:span text:style-name="T25_7">you</text:span><text:span text:style-name="T25_8"><text:s/></text:span><text:span text:style-name="T25_9">think</text:span><text:span text:style-name="T25_10"><text:s/>1<text:s/></text:span><text:span text:style-name="T25_11">is</text:span><text:span text:style-name="T25_12"><text:s/></text:span><text:span text:style-name="T25_13">the</text:span><text:span text:style-name="T25_14"><text:s/></text:span><text:span text:style-name="T25_15">correct</text:span><text:span text:style-name="T25_16"><text:s/></text:span><text:span text:style-name="T25_17">answer</text:span><text:span text:style-name="T25_18">.</text:span></text:p>
            <text:p text:style-name="P26"><text:span text:style-name="T26_1">Type</text:span><text:span text:style-name="T26_2"><text:s/></text:span><text:span text:style-name="T26_3">in</text:span><text:span text:style-name="T26_4"><text:s/>2<text:s/></text:span><text:span text:style-name="T26_5">if</text:span><text:span text:style-name="T26_6"><text:s/></text:span><text:span text:style-name="T26_7">you</text:span><text:span text:style-name="T26_8"><text:s/></text:span><text:span text:style-name="T26_9">think</text:span><text:span text:style-name="T26_10"><text:s/>2<text:s/></text:span><text:span text:style-name="T26_11">is</text:span><text:span text:style-name="T26_12"><text:s/></text:span><text:span text:style-name="T26_13">the</text:span><text:span text:style-name="T26_14"><text:s/></text:span><text:span text:style-name="T26_15">correct</text:span><text:span text:style-name="T26_16"><text:s/></text:span><text:span text:style-name="T26_17">answer</text:span><text:span text:style-name="T26_18">.</text:span></text:p>
            <text:p text:style-name="P27"><text:span text:style-name="T27_1">Type</text:span><text:span text:style-name="T27_2"><text:s/></text:span><text:span text:style-name="T27_3">in</text:span><text:span text:style-name="T27_4"><text:s/>3<text:s/></text:span><text:span text:style-name="T27_5">if</text:span><text:span text:style-name="T27_6"><text:s/></text:span><text:span text:style-name="T27_7">you</text:span><text:span text:style-name="T27_8"><text:s/></text:span><text:span text:style-name="T27_9">think</text:span><text:span text:style-name="T27_10"><text:s/>3<text:s/></text:span><text:span text:style-name="T27_11">is</text:span><text:span text:style-name="T27_12"><text:s/></text:span><text:span text:style-name="T27_13">the</text:span><text:span text:style-name="T27_14"><text:s/></text:span><text:span text:style-name="T27_15">correct</text:span><text:span text:style-name="T27_16"><text:s/></text:span><text:span text:style-name="T27_17">answer</text:span><text:span text:style-name="T27_18">.</text:span></text:p>
            <text:p text:style-name="P28"><text:span text:style-name="T28_1">Type</text:span><text:span text:style-name="T28_2"><text:s/></text:span><text:span text:style-name="T28_3">in</text:span><text:span text:style-name="T28_4"><text:s/>4<text:s/></text:span><text:span text:style-name="T28_5">if</text:span><text:span text:style-name="T28_6"><text:s/></text:span><text:span text:style-name="T28_7">you</text:span><text:span text:style-name="T28_8"><text:s/></text:span><text:span text:style-name="T28_9">think</text:span><text:span text:style-name="T28_10"><text:s/>4<text:s/></text:span><text:span text:style-name="T28_11">is</text:span><text:span text:style-name="T28_12"><text:s/></text:span><text:span text:style-name="T28_13">the</text:span><text:span text:style-name="T28_14"><text:s/></text:span><text:span text:style-name="T28_15">correct</text:span><text:span text:style-name="T28_16"><text:s/></text:span><text:span text:style-name="T28_17">answer</text:span><text:span text:style-name="T28_18">.</text:span></text:p>
            <text:p text:style-name="P29"/>
            <text:p text:style-name="P30"><text:span text:style-name="T30_1">Indicate</text:span><text:span text:style-name="T30_2"><text:s/></text:span><text:span text:style-name="T30_3">your</text:span><text:span text:style-name="T30_4"><text:s/></text:span><text:span text:style-name="T30_5">choice</text:span><text:span text:style-name="T30_6"><text:s/></text:span><text:span text:style-name="T30_7">in</text:span><text:span text:style-name="T30_8"><text:s/></text:span><text:span text:style-name="T30_9">the</text:span><text:span text:style-name="T30_10"><text:s/></text:span><text:span text:style-name="T30_11">Answer</text:span><text:span text:style-name="T30_12"><text:s/></text:span><text:span text:style-name="T30_13">Box</text:span><text:span text:style-name="T30_14"><text:s/></text:span><text:span text:style-name="T30_15">below</text:span><text:span text:style-name="T30_16">.</text:span></text:p>
          </table:table-cell>
        </table:table-row>
        <table:table-row table:style-name="Row4">
          <table:table-cell table:style-name="Cell4">
            <text:p text:style-name="P31"/>
            <text:p text:style-name="P32"><text:span text:style-name="T32_1">Answer</text:span></text:p>
          </table:table-cell>
        </table:table-row>
        <table:table-row table:style-name="Row5">
          <table:table-cell table:style-name="Cell5">
            <text:p text:style-name="P33"/>
          </table:table-cell>
        </table:table-row>
      </table:table>
      <text:p text:style-name="P34"/>
      <text:p text:style-name="P35"/>
      <table:table table:style-name="Table3">
        <table:table-column table:style-name="Column3"/>
        <table:table-row table:style-name="Row6">
          <table:table-cell table:style-name="Cell6">
            <text:p text:style-name="P36"><text:span text:style-name="T36_1">Question</text:span><text:span text:style-name="T36_2"><text:s/>2</text:span></text:p>
          </table:table-cell>
        </table:table-row>
        <table:table-row table:style-name="Row7">
          <table:table-cell table:style-name="Cell7">
            <text:p text:style-name="P37"><text:span text:style-name="T37_1">The</text:span><text:span text:style-name="T37_2"><text:s/></text:span><text:span text:style-name="T37_3">Insertion</text:span><text:span text:style-name="T37_4"><text:s/></text:span><text:span text:style-name="T37_5">Sort</text:span><text:span text:style-name="T37_6"><text:s/></text:span><text:span text:style-name="T37_7">algorithm</text:span><text:span text:style-name="T37_8"><text:s/></text:span><text:span text:style-name="T37_9">is</text:span><text:span text:style-name="T37_10"><text:s/></text:span><text:span text:style-name="T37_11">applied</text:span><text:span text:style-name="T37_12"><text:s/></text:span><text:span text:style-name="T37_13">to</text:span><text:span text:style-name="T37_14"><text:s/></text:span><text:span text:style-name="T37_15">the</text:span><text:span text:style-name="T37_16"><text:s/></text:span><text:span text:style-name="T37_17">array</text:span><text:span text:style-name="T37_18"><text:s/></text:span><text:span text:style-name="T37_19">of</text:span><text:span text:style-name="T37_20"><text:s/></text:span><text:span text:style-name="T37_21">size</text:span><text:span text:style-name="T37_22"><text:s/>1000<text:s/></text:span><text:span text:style-name="T37_23">below</text:span><text:span text:style-name="T37_24">.</text:span></text:p>
            <text:p text:style-name="P38"/>
            <text:p text:style-name="P39"><text:span text:style-name="T39_1">The</text:span><text:span text:style-name="T39_2"><text:s/></text:span><text:span text:style-name="T39_3">array</text:span><text:span text:style-name="T39_4"><text:s/></text:span><text:span text:style-name="T39_5">is</text:span><text:span text:style-name="T39_6"><text:s/></text:span><text:span text:style-name="T39_7">already</text:span><text:span text:style-name="T39_8"><text:s/></text:span><text:span text:style-name="T39_9">fully</text:span><text:span text:style-name="T39_10"><text:s/></text:span><text:span text:style-name="T39_11">sorted</text:span></text:p>
            <text:p text:style-name="P40"><text:span text:style-name="T40_1">Each</text:span><text:span text:style-name="T40_2"><text:s/></text:span><text:span text:style-name="T40_3">comparison</text:span><text:span text:style-name="T40_4"><text:s/></text:span><text:span text:style-name="T40_5">operation</text:span><text:span text:style-name="T40_6"><text:s/></text:span><text:span text:style-name="T40_7">takes</text:span><text:span text:style-name="T40_8"><text:s/>1<text:s/></text:span><text:span text:style-name="T40_9">millisecond</text:span></text:p>
            <text:p text:style-name="P41"/>
            <text:p text:style-name="P42"><text:span text:style-name="T42_1">Approximately</text:span><text:span text:style-name="T42_2"><text:s/></text:span><text:span text:style-name="T42_3">how</text:span><text:span text:style-name="T42_4"><text:s/></text:span><text:span text:style-name="T42_5">many</text:span><text:span text:style-name="T42_6"><text:s/></text:span><text:span text:style-name="T42_7">seconds</text:span><text:span text:style-name="T42_8"><text:s/></text:span><text:span text:style-name="T42_9">will</text:span><text:span text:style-name="T42_10"><text:s/></text:span><text:span text:style-name="T42_11">it</text:span><text:span text:style-name="T42_12"><text:s/></text:span><text:span text:style-name="T42_13">take</text:span><text:span text:style-name="T42_14"><text:s/></text:span><text:span text:style-name="T42_15">for</text:span><text:span text:style-name="T42_16"><text:s/></text:span><text:span text:style-name="T42_17">the</text:span><text:span text:style-name="T42_18"><text:s/></text:span><text:span text:style-name="T42_19">algorithm</text:span><text:span text:style-name="T42_20"><text:s/></text:span><text:span text:style-name="T42_21">to</text:span><text:span text:style-name="T42_22"><text:s/></text:span><text:span text:style-name="T42_23">complete</text:span><text:span text:style-name="T42_24"><text:s/></text:span><text:span text:style-name="T42_25">sorting</text:span></text:p>
            <text:p text:style-name="P43"/>
            <text:list text:style-name="LS3" xml:id="list7">
              <text:list-item>
                <text:p text:style-name="P44"><text:span text:style-name="T44_1">1</text:span></text:p>
              </text:list-item>
              <text:list-item>
                <text:p text:style-name="P45"><text:span text:style-name="T45_1">10</text:span></text:p>
              </text:list-item>
              <text:list-item>
                <text:p text:style-name="P46"><text:span text:style-name="T46_1">1,000</text:span></text:p>
              </text:list-item>
              <text:list-item>
                <text:p text:style-name="P47"><text:span text:style-name="T47_1">1,000,000</text:span></text:p>
              </text:list-item>
            </text:list>
            <text:p text:style-name="P48"/>
            <text:p text:style-name="P49"><text:span text:style-name="T49_1">Type</text:span><text:span text:style-name="T49_2"><text:s/></text:span><text:span text:style-name="T49_3">in</text:span><text:span text:style-name="T49_4"><text:s/>1<text:s/></text:span><text:span text:style-name="T49_5">if</text:span><text:span text:style-name="T49_6"><text:s/></text:span><text:span text:style-name="T49_7">you</text:span><text:span text:style-name="T49_8"><text:s/></text:span><text:span text:style-name="T49_9">think</text:span><text:span text:style-name="T49_10"><text:s/>1<text:s/></text:span><text:span text:style-name="T49_11">is</text:span><text:span text:style-name="T49_12"><text:s/></text:span><text:span text:style-name="T49_13">the</text:span><text:span text:style-name="T49_14"><text:s/></text:span><text:span text:style-name="T49_15">correct</text:span><text:span text:style-name="T49_16"><text:s/></text:span><text:span text:style-name="T49_17">answer</text:span><text:span text:style-name="T49_18">.</text:span></text:p>
            <text:p text:style-name="P50"><text:span text:style-name="T50_1">Type</text:span><text:span text:style-name="T50_2"><text:s/></text:span><text:span text:style-name="T50_3">in</text:span><text:span text:style-name="T50_4"><text:s/>2<text:s/></text:span><text:span text:style-name="T50_5">if</text:span><text:span text:style-name="T50_6"><text:s/></text:span><text:span text:style-name="T50_7">you</text:span><text:span text:style-name="T50_8"><text:s/></text:span><text:span text:style-name="T50_9">think</text:span><text:span text:style-name="T50_10"><text:s/>2<text:s/></text:span><text:span text:style-name="T50_11">is</text:span><text:span text:style-name="T50_12"><text:s/></text:span><text:span text:style-name="T50_13">the</text:span><text:span text:style-name="T50_14"><text:s/></text:span><text:span text:style-name="T50_15">correct</text:span><text:span text:style-name="T50_16"><text:s/></text:span><text:span text:style-name="T50_17">answer</text:span><text:span text:style-name="T50_18">.</text:span></text:p>
            <text:p text:style-name="P51"><text:span text:style-name="T51_1">Type</text:span><text:span text:style-name="T51_2"><text:s/></text:span><text:span text:style-name="T51_3">in</text:span><text:span text:style-name="T51_4"><text:s/>3<text:s/></text:span><text:span text:style-name="T51_5">if</text:span><text:span text:style-name="T51_6"><text:s/></text:span><text:span text:style-name="T51_7">you</text:span><text:span text:style-name="T51_8"><text:s/></text:span><text:span text:style-name="T51_9">think</text:span><text:span text:style-name="T51_10"><text:s/>3<text:s/></text:span><text:span text:style-name="T51_11">is</text:span><text:span text:style-name="T51_12"><text:s/></text:span><text:span text:style-name="T51_13">the</text:span><text:span text:style-name="T51_14"><text:s/></text:span><text:span text:style-name="T51_15">correct</text:span><text:span text:style-name="T51_16"><text:s/></text:span><text:span text:style-name="T51_17">answer</text:span><text:span text:style-name="T51_18">.</text:span></text:p>
            <text:p text:style-name="P52"><text:span text:style-name="T52_1">Type</text:span><text:span text:style-name="T52_2"><text:s/></text:span><text:span text:style-name="T52_3">in</text:span><text:span text:style-name="T52_4"><text:s/>4<text:s/></text:span><text:span text:style-name="T52_5">if</text:span><text:span text:style-name="T52_6"><text:s/></text:span><text:span text:style-name="T52_7">you</text:span><text:span text:style-name="T52_8"><text:s/></text:span><text:span text:style-name="T52_9">think</text:span><text:span text:style-name="T52_10"><text:s/>4<text:s/></text:span><text:span text:style-name="T52_11">is</text:span><text:span text:style-name="T52_12"><text:s/></text:span><text:span text:style-name="T52_13">the</text:span><text:span text:style-name="T52_14"><text:s/></text:span><text:span text:style-name="T52_15">correct</text:span><text:span text:style-name="T52_16"><text:s/></text:span><text:span text:style-name="T52_17">answer</text:span><text:span text:style-name="T52_18">.</text:span></text:p>
            <text:p text:style-name="P53"/>
            <text:p text:style-name="P54"><text:span text:style-name="T54_1">Indicate</text:span><text:span text:style-name="T54_2"><text:s/></text:span><text:span text:style-name="T54_3">your</text:span><text:span text:style-name="T54_4"><text:s/></text:span><text:span text:style-name="T54_5">choice</text:span><text:span text:style-name="T54_6"><text:s/></text:span><text:span text:style-name="T54_7">in</text:span><text:span text:style-name="T54_8"><text:s/></text:span><text:span text:style-name="T54_9">the</text:span><text:span text:style-name="T54_10"><text:s/></text:span><text:span text:style-name="T54_11">Answer</text:span><text:span text:style-name="T54_12"><text:s/></text:span><text:span text:style-name="T54_13">Box</text:span><text:span text:style-name="T54_14"><text:s/></text:span><text:span text:style-name="T54_15">below</text:span><text:span text:style-name="T54_16">.</text:span></text:p>
          </table:table-cell>
        </table:table-row>
        <table:table-row table:style-name="Row8">
          <table:table-cell table:style-name="Cell8">
            <text:p text:style-name="P55"/>
            <text:p text:style-name="P56"><text:span text:style-name="T56_1">Answer</text:span></text:p>
          </table:table-cell>
        </table:table-row>
        <table:table-row table:style-name="Row9">
          <table:table-cell table:style-name="Cell9">
            <text:p text:style-name="P57"/>
          </table:table-cell>
        </table:table-row>
      </table:table>
      <text:p text:style-name="P58"/>
      <text:p text:style-name="P59"/>
      <text:p text:style-name="P60"/>
      <table:table table:style-name="Table4">
        <table:table-column table:style-name="Column4"/>
        <table:table-row table:style-name="Row10">
          <table:table-cell table:style-name="Cell10">
            <text:p text:style-name="P61"><text:span text:style-name="T61_1">Question</text:span><text:span text:style-name="T61_2"><text:s/>3</text:span></text:p>
          </table:table-cell>
        </table:table-row>
        <table:table-row table:style-name="Row11">
          <table:table-cell table:style-name="Cell11">
            <text:p text:style-name="P62"><text:span text:style-name="T62_1">Which</text:span><text:span text:style-name="T62_2"><text:s/></text:span><text:span text:style-name="T62_3">of</text:span><text:span text:style-name="T62_4"><text:s/></text:span><text:span text:style-name="T62_5">the</text:span><text:span text:style-name="T62_6"><text:s/></text:span><text:span text:style-name="T62_7">sorting</text:span><text:span text:style-name="T62_8"><text:s/></text:span><text:span text:style-name="T62_9">algorithms</text:span><text:span text:style-name="T62_10"><text:s/></text:span><text:span text:style-name="T62_11">would</text:span><text:span text:style-name="T62_12"><text:s/></text:span><text:span text:style-name="T62_13">run</text:span><text:span text:style-name="T62_14"><text:s/></text:span><text:span text:style-name="T62_15">faster</text:span><text:span text:style-name="T62_16"><text:s/></text:span><text:span text:style-name="T62_17">on</text:span><text:span text:style-name="T62_18"><text:s/></text:span><text:span text:style-name="T62_19">an</text:span><text:span text:style-name="T62_20"><text:s/></text:span><text:span text:style-name="T62_21">array</text:span><text:span text:style-name="T62_22"><text:s/></text:span><text:span text:style-name="T62_23">that</text:span><text:span text:style-name="T62_24"><text:s/></text:span><text:span text:style-name="T62_25">is</text:span><text:span text:style-name="T62_26"><text:s/></text:span><text:span text:style-name="T62_27">already</text:span><text:span text:style-name="T62_28"><text:s/></text:span><text:span text:style-name="T62_29">sorted</text:span></text:p>
            <text:p text:style-name="P63"/>
            <text:list text:style-name="LS4" xml:id="list11">
              <text:list-item>
                <text:p text:style-name="P64"><text:span text:style-name="T64_1">Bubble</text:span><text:span text:style-name="T64_2"><text:s/></text:span><text:span text:style-name="T64_3">Sort</text:span></text:p>
              </text:list-item>
              <text:list-item>
                <text:p text:style-name="P65"><text:span text:style-name="T65_1">Insertion</text:span><text:span text:style-name="T65_2"><text:s/></text:span><text:span text:style-name="T65_3">Sort</text:span></text:p>
              </text:list-item>
              <text:list-item>
                <text:p text:style-name="P66"><text:span text:style-name="T66_1">Both</text:span><text:span text:style-name="T66_2"><text:s/></text:span><text:span text:style-name="T66_3">will</text:span><text:span text:style-name="T66_4"><text:s/></text:span><text:span text:style-name="T66_5">take</text:span><text:span text:style-name="T66_6"><text:s/></text:span><text:span text:style-name="T66_7">approximately</text:span><text:span text:style-name="T66_8"><text:s/></text:span><text:span text:style-name="T66_9">the</text:span><text:span text:style-name="T66_10"><text:s/></text:span><text:span text:style-name="T66_11">same</text:span><text:span text:style-name="T66_12"><text:s/></text:span><text:span text:style-name="T66_13">time</text:span></text:p>
              </text:list-item>
              <text:list-item>
                <text:p text:style-name="P67"><text:span text:style-name="T67_1">It</text:span><text:span text:style-name="T67_2"><text:s/></text:span><text:span text:style-name="T67_3">depends</text:span><text:span text:style-name="T67_4"><text:s/></text:span><text:span text:style-name="T67_5">on</text:span><text:span text:style-name="T67_6"><text:s/></text:span><text:span text:style-name="T67_7">the</text:span><text:span text:style-name="T67_8"><text:s/></text:span><text:span text:style-name="T67_9">size</text:span><text:span text:style-name="T67_10"><text:s/></text:span><text:span text:style-name="T67_11">of</text:span><text:span text:style-name="T67_12"><text:s/></text:span><text:span text:style-name="T67_13">the</text:span><text:span text:style-name="T67_14"><text:s/></text:span><text:span text:style-name="T67_15">array</text:span></text:p>
              </text:list-item>
            </text:list>
            <text:p text:style-name="P68"/>
            <text:p text:style-name="P69"><text:span text:style-name="T69_1">Type</text:span><text:span text:style-name="T69_2"><text:s/></text:span><text:span text:style-name="T69_3">in</text:span><text:span text:style-name="T69_4"><text:s/>1<text:s/></text:span><text:span text:style-name="T69_5">if</text:span><text:span text:style-name="T69_6"><text:s/></text:span><text:span text:style-name="T69_7">you</text:span><text:span text:style-name="T69_8"><text:s/></text:span><text:span text:style-name="T69_9">think</text:span><text:span text:style-name="T69_10"><text:s/>1<text:s/></text:span><text:span text:style-name="T69_11">is</text:span><text:span text:style-name="T69_12"><text:s/></text:span><text:span text:style-name="T69_13">the</text:span><text:span text:style-name="T69_14"><text:s/></text:span><text:span text:style-name="T69_15">correct</text:span><text:span text:style-name="T69_16"><text:s/></text:span><text:span text:style-name="T69_17">answer</text:span><text:span text:style-name="T69_18">.</text:span></text:p>
            <text:p text:style-name="P70"><text:span text:style-name="T70_1">Type</text:span><text:span text:style-name="T70_2"><text:s/></text:span><text:span text:style-name="T70_3">in</text:span><text:span text:style-name="T70_4"><text:s/>2<text:s/></text:span><text:span text:style-name="T70_5">if</text:span><text:span text:style-name="T70_6"><text:s/></text:span><text:span text:style-name="T70_7">you</text:span><text:span text:style-name="T70_8"><text:s/></text:span><text:span text:style-name="T70_9">think</text:span><text:span text:style-name="T70_10"><text:s/>2<text:s/></text:span><text:span text:style-name="T70_11">is</text:span><text:span text:style-name="T70_12"><text:s/></text:span><text:span text:style-name="T70_13">the</text:span><text:span text:style-name="T70_14"><text:s/></text:span><text:span text:style-name="T70_15">correct</text:span><text:span text:style-name="T70_16"><text:s/></text:span><text:span text:style-name="T70_17">answer</text:span><text:span text:style-name="T70_18">.</text:span></text:p>
            <text:p text:style-name="P71"><text:span text:style-name="T71_1">Type</text:span><text:span text:style-name="T71_2"><text:s/></text:span><text:span text:style-name="T71_3">in</text:span><text:span text:style-name="T71_4"><text:s/>3<text:s/></text:span><text:span text:style-name="T71_5">if</text:span><text:span text:style-name="T71_6"><text:s/></text:span><text:span text:style-name="T71_7">you</text:span><text:span text:style-name="T71_8"><text:s/></text:span><text:span text:style-name="T71_9">think</text:span><text:span text:style-name="T71_10"><text:s/>3<text:s/></text:span><text:span text:style-name="T71_11">is</text:span><text:span text:style-name="T71_12"><text:s/></text:span><text:span text:style-name="T71_13">the</text:span><text:span text:style-name="T71_14"><text:s/></text:span><text:span text:style-name="T71_15">correct</text:span><text:span text:style-name="T71_16"><text:s/></text:span><text:span text:style-name="T71_17">answer</text:span><text:span text:style-name="T71_18">.</text:span></text:p>
            <text:p text:style-name="P72"><text:span text:style-name="T72_1">Type</text:span><text:span text:style-name="T72_2"><text:s/></text:span><text:span text:style-name="T72_3">in</text:span><text:span text:style-name="T72_4"><text:s/>4<text:s/></text:span><text:span text:style-name="T72_5">if</text:span><text:span text:style-name="T72_6"><text:s/></text:span><text:span text:style-name="T72_7">you</text:span><text:span text:style-name="T72_8"><text:s/></text:span><text:span text:style-name="T72_9">think</text:span><text:span text:style-name="T72_10"><text:s/>4<text:s/></text:span><text:span text:style-name="T72_11">is</text:span><text:span text:style-name="T72_12"><text:s/></text:span><text:span text:style-name="T72_13">the</text:span><text:span text:style-name="T72_14"><text:s/></text:span><text:span text:style-name="T72_15">correct</text:span><text:span text:style-name="T72_16"><text:s/></text:span><text:span text:style-name="T72_17">answer</text:span><text:span text:style-name="T72_18">.</text:span></text:p>
            <text:p text:style-name="P73"/>
            <text:p text:style-name="P74"><text:span text:style-name="T74_1">Indicate</text:span><text:span text:style-name="T74_2"><text:s/></text:span><text:span text:style-name="T74_3">your</text:span><text:span text:style-name="T74_4"><text:s/></text:span><text:span text:style-name="T74_5">choice</text:span><text:span text:style-name="T74_6"><text:s/></text:span><text:span text:style-name="T74_7">in</text:span><text:span text:style-name="T74_8"><text:s/></text:span><text:span text:style-name="T74_9">the</text:span><text:span text:style-name="T74_10"><text:s/></text:span><text:span text:style-name="T74_11">Answer</text:span><text:span text:style-name="T74_12"><text:s/></text:span><text:span text:style-name="T74_13">Box</text:span><text:span text:style-name="T74_14"><text:s/></text:span><text:span text:style-name="T74_15">below</text:span><text:span text:style-name="T74_16">.</text:span></text:p>
          </table:table-cell>
        </table:table-row>
        <table:table-row table:style-name="Row12">
          <table:table-cell table:style-name="Cell12">
            <text:p text:style-name="P75"/>
            <text:p text:style-name="P76"><text:span text:style-name="T76_1">Answer</text:span></text:p>
          </table:table-cell>
        </table:table-row>
        <table:table-row table:style-name="Row13">
          <table:table-cell table:style-name="Cell13">
            <text:p text:style-name="P77"/>
          </table:table-cell>
        </table:table-row>
      </table:table>
      <text:p text:style-name="P78"/>
      <text:p text:style-name="P79"/>
      <text:p text:style-name="P80"/>
      <text:p text:style-name="P81"/>
      <table:table table:style-name="Table5">
        <table:table-column table:style-name="Column5"/>
        <table:table-row table:style-name="Row14">
          <table:table-cell table:style-name="Cell14">
            <text:p text:style-name="P82"><text:span text:style-name="T82_1">Question</text:span><text:span text:style-name="T82_2"><text:s/>4</text:span></text:p>
          </table:table-cell>
        </table:table-row>
        <table:table-row table:style-name="Row15">
          <table:table-cell table:style-name="Cell15">
            <text:p text:style-name="P83"><text:span text:style-name="T83_1">What</text:span><text:span text:style-name="T83_2"><text:s/></text:span><text:span text:style-name="T83_3">is</text:span><text:span text:style-name="T83_4"><text:s/></text:span><text:span text:style-name="T83_5">the</text:span><text:span text:style-name="T83_6"><text:s/></text:span><text:span text:style-name="T83_7">invariant</text:span><text:span text:style-name="T83_8"><text:s/></text:span><text:span text:style-name="T83_9">used</text:span><text:span text:style-name="T83_10"><text:s/></text:span><text:span text:style-name="T83_11">in</text:span><text:span text:style-name="T83_12"><text:s/></text:span><text:span text:style-name="T83_13">Insertion</text:span><text:span text:style-name="T83_14"><text:s/></text:span><text:span text:style-name="T83_15">Sort</text:span><text:span text:style-name="T83_16">?</text:span></text:p>
            <text:p text:style-name="P84"/>
            <text:list text:style-name="LS5" xml:id="list15">
              <text:list-item>
                <text:p text:style-name="P85"><text:span text:style-name="T85_1">The</text:span><text:span text:style-name="T85_2"><text:s/></text:span><text:span text:style-name="T85_3">left</text:span><text:span text:style-name="T85_4"><text:s/></text:span><text:span text:style-name="T85_5">sub</text:span><text:span text:style-name="T85_6"><text:s/></text:span><text:span text:style-name="T85_7">array</text:span><text:span text:style-name="T85_8"><text:s/></text:span><text:span text:style-name="T85_9">will</text:span><text:span text:style-name="T85_10"><text:s/></text:span><text:span text:style-name="T85_11">always</text:span><text:span text:style-name="T85_12"><text:s/></text:span><text:span text:style-name="T85_13">be</text:span><text:span text:style-name="T85_14"><text:s/></text:span><text:span text:style-name="T85_15">unsorted</text:span></text:p>
              </text:list-item>
              <text:list-item>
                <text:p text:style-name="P86"><text:span text:style-name="T86_1">The</text:span><text:span text:style-name="T86_2"><text:s/></text:span><text:span text:style-name="T86_3">left</text:span><text:span text:style-name="T86_4"><text:s/></text:span><text:span text:style-name="T86_5">sub</text:span><text:span text:style-name="T86_6"><text:s/></text:span><text:span text:style-name="T86_7">array</text:span><text:span text:style-name="T86_8"><text:s/></text:span><text:span text:style-name="T86_9">will</text:span><text:span text:style-name="T86_10"><text:s/></text:span><text:span text:style-name="T86_11">always</text:span><text:span text:style-name="T86_12"><text:s/></text:span><text:span text:style-name="T86_13">be</text:span><text:span text:style-name="T86_14"><text:s/></text:span><text:span text:style-name="T86_15">sorted</text:span><text:span text:style-name="T86_16"><text:s/></text:span><text:span text:style-name="T86_17">in</text:span><text:span text:style-name="T86_18"><text:s/></text:span><text:span text:style-name="T86_19">increasing</text:span><text:span text:style-name="T86_20"><text:s/></text:span><text:span text:style-name="T86_21">order</text:span></text:p>
              </text:list-item>
              <text:list-item>
                <text:p text:style-name="P87"><text:span text:style-name="T87_1">The</text:span><text:span text:style-name="T87_2"><text:s/></text:span><text:span text:style-name="T87_3">right</text:span><text:span text:style-name="T87_4"><text:s/></text:span><text:span text:style-name="T87_5">sub</text:span><text:span text:style-name="T87_6"><text:s/></text:span><text:span text:style-name="T87_7">array</text:span><text:span text:style-name="T87_8"><text:s/></text:span><text:span text:style-name="T87_9">will</text:span><text:span text:style-name="T87_10"><text:s/></text:span><text:span text:style-name="T87_11">always</text:span><text:span text:style-name="T87_12"><text:s/></text:span><text:span text:style-name="T87_13">be</text:span><text:span text:style-name="T87_14"><text:s/></text:span><text:span text:style-name="T87_15">unsorted</text:span></text:p>
              </text:list-item>
              <text:list-item>
                <text:p text:style-name="P88"><text:span text:style-name="T88_1">The</text:span><text:span text:style-name="T88_2"><text:s/></text:span><text:span text:style-name="T88_3">right</text:span><text:span text:style-name="T88_4"><text:s/></text:span><text:span text:style-name="T88_5">sub</text:span><text:span text:style-name="T88_6"><text:s/></text:span><text:span text:style-name="T88_7">array</text:span><text:span text:style-name="T88_8"><text:s/></text:span><text:span text:style-name="T88_9">will</text:span><text:span text:style-name="T88_10"><text:s/></text:span><text:span text:style-name="T88_11">always</text:span><text:span text:style-name="T88_12"><text:s/></text:span><text:span text:style-name="T88_13">be</text:span><text:span text:style-name="T88_14"><text:s/></text:span><text:span text:style-name="T88_15">sorted</text:span><text:span text:style-name="T88_16"><text:s/></text:span><text:span text:style-name="T88_17">in</text:span><text:span text:style-name="T88_18"><text:s/></text:span><text:span text:style-name="T88_19">increasing</text:span><text:span text:style-name="T88_20"><text:s/></text:span><text:span text:style-name="T88_21">order</text:span></text:p>
              </text:list-item>
            </text:list>
            <text:p text:style-name="P89"/>
            <text:p text:style-name="P90"><text:span text:style-name="T90_1">Type</text:span><text:span text:style-name="T90_2"><text:s/></text:span><text:span text:style-name="T90_3">in</text:span><text:span text:style-name="T90_4"><text:s/>1<text:s/></text:span><text:span text:style-name="T90_5">if</text:span><text:span text:style-name="T90_6"><text:s/></text:span><text:span text:style-name="T90_7">you</text:span><text:span text:style-name="T90_8"><text:s/></text:span><text:span text:style-name="T90_9">think</text:span><text:span text:style-name="T90_10"><text:s/>1<text:s/></text:span><text:span text:style-name="T90_11">is</text:span><text:span text:style-name="T90_12"><text:s/></text:span><text:span text:style-name="T90_13">the</text:span><text:span text:style-name="T90_14"><text:s/></text:span><text:span text:style-name="T90_15">correct</text:span><text:span text:style-name="T90_16"><text:s/></text:span><text:span text:style-name="T90_17">answer</text:span><text:span text:style-name="T90_18">.</text:span></text:p>
            <text:p text:style-name="P91"><text:span text:style-name="T91_1">Type</text:span><text:span text:style-name="T91_2"><text:s/></text:span><text:span text:style-name="T91_3">in</text:span><text:span text:style-name="T91_4"><text:s/>2<text:s/></text:span><text:span text:style-name="T91_5">if</text:span><text:span text:style-name="T91_6"><text:s/></text:span><text:span text:style-name="T91_7">you</text:span><text:span text:style-name="T91_8"><text:s/></text:span><text:span text:style-name="T91_9">think</text:span><text:span text:style-name="T91_10"><text:s/>2<text:s/></text:span><text:span text:style-name="T91_11">is</text:span><text:span text:style-name="T91_12"><text:s/></text:span><text:span text:style-name="T91_13">the</text:span><text:span text:style-name="T91_14"><text:s/></text:span><text:span text:style-name="T91_15">correct</text:span><text:span text:style-name="T91_16"><text:s/></text:span><text:span text:style-name="T91_17">answer</text:span><text:span text:style-name="T91_18">.</text:span></text:p>
            <text:p text:style-name="P92"><text:span text:style-name="T92_1">Type</text:span><text:span text:style-name="T92_2"><text:s/></text:span><text:span text:style-name="T92_3">in</text:span><text:span text:style-name="T92_4"><text:s/>3<text:s/></text:span><text:span text:style-name="T92_5">if</text:span><text:span text:style-name="T92_6"><text:s/></text:span><text:span text:style-name="T92_7">you</text:span><text:span text:style-name="T92_8"><text:s/></text:span><text:span text:style-name="T92_9">think</text:span><text:span text:style-name="T92_10"><text:s/>3<text:s/></text:span><text:span text:style-name="T92_11">is</text:span><text:span text:style-name="T92_12"><text:s/></text:span><text:span text:style-name="T92_13">the</text:span><text:span text:style-name="T92_14"><text:s/></text:span><text:span text:style-name="T92_15">correct</text:span><text:span text:style-name="T92_16"><text:s/></text:span><text:span text:style-name="T92_17">answer</text:span><text:span text:style-name="T92_18">.</text:span></text:p>
            <text:p text:style-name="P93"><text:span text:style-name="T93_1">Type</text:span><text:span text:style-name="T93_2"><text:s/></text:span><text:span text:style-name="T93_3">in</text:span><text:span text:style-name="T93_4"><text:s/>4<text:s/></text:span><text:span text:style-name="T93_5">if</text:span><text:span text:style-name="T93_6"><text:s/></text:span><text:span text:style-name="T93_7">you</text:span><text:span text:style-name="T93_8"><text:s/></text:span><text:span text:style-name="T93_9">think</text:span><text:span text:style-name="T93_10"><text:s/>4<text:s/></text:span><text:span text:style-name="T93_11">is</text:span><text:span text:style-name="T93_12"><text:s/></text:span><text:span text:style-name="T93_13">the</text:span><text:span text:style-name="T93_14"><text:s/></text:span><text:span text:style-name="T93_15">correct</text:span><text:span text:style-name="T93_16"><text:s/></text:span><text:span text:style-name="T93_17">answer</text:span><text:span text:style-name="T93_18">.</text:span></text:p>
            <text:p text:style-name="P94"/>
            <text:p text:style-name="P95"><text:span text:style-name="T95_1">Indicate</text:span><text:span text:style-name="T95_2"><text:s/></text:span><text:span text:style-name="T95_3">your</text:span><text:span text:style-name="T95_4"><text:s/></text:span><text:span text:style-name="T95_5">choice</text:span><text:span text:style-name="T95_6"><text:s/></text:span><text:span text:style-name="T95_7">in</text:span><text:span text:style-name="T95_8"><text:s/></text:span><text:span text:style-name="T95_9">the</text:span><text:span text:style-name="T95_10"><text:s/></text:span><text:span text:style-name="T95_11">Answer</text:span><text:span text:style-name="T95_12"><text:s/></text:span><text:span text:style-name="T95_13">Box</text:span><text:span text:style-name="T95_14"><text:s/></text:span><text:span text:style-name="T95_15">below</text:span><text:span text:style-name="T95_16">.</text:span></text:p>
          </table:table-cell>
        </table:table-row>
        <table:table-row table:style-name="Row16">
          <table:table-cell table:style-name="Cell16">
            <text:p text:style-name="P96"/>
            <text:p text:style-name="P97"><text:span text:style-name="T97_1">Answer</text:span></text:p>
          </table:table-cell>
        </table:table-row>
        <table:table-row table:style-name="Row17">
          <table:table-cell table:style-name="Cell17">
            <text:p text:style-name="P98"/>
          </table:table-cell>
        </table:table-row>
      </table:table>
      <text:p text:style-name="P99"/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